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color="#4d5156" fo:font-size="10.5pt" style:font-size-asian="10.5pt" style:font-size-complex="10.5pt" fo:background-color="#ffffff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margin-left="0in" fo:margin-right="0in" fo:text-indent="0.5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color="#4d5156" fo:font-size="10.5pt" style:font-size-asian="10.5pt" style:font-size-complex="10.5pt" fo:background-color="#ffffff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color="#4d5156" fo:font-size="10.5pt" fo:font-weight="bold" style:font-size-asian="10.5pt" style:font-weight-asian="bold" style:font-size-complex="10.5pt" fo:background-color="#ffffff"/>
    </style:style>
    <style:style style:name="P7" style:family="paragraph" style:parent-style-name="Standard">
      <style:paragraph-properties fo:margin-left="0in" fo:margin-right="0in" fo:text-indent="0in" style:auto-text-indent="false" fo:break-before="page"/>
    </style:style>
    <style:style style:name="P8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4d5156" fo:font-size="10.5pt" style:font-size-asian="10.5pt" style:font-size-complex="10.5pt" fo:background-color="#ffffff"/>
    </style:style>
    <style:style style:name="T3" style:family="text">
      <style:text-properties fo:color="#4d5156" fo:font-size="10.5pt" style:text-underline-style="solid" style:text-underline-width="auto" style:text-underline-color="font-color" style:font-size-asian="10.5pt" style:font-size-complex="10.5pt" fo:background-color="#ffffff"/>
    </style:style>
    <style:style style:name="T4" style:family="text">
      <style:text-properties fo:color="#4d5156" fo:font-size="10.5pt" style:text-underline-style="solid" style:text-underline-width="auto" style:text-underline-color="font-color" fo:font-weight="bold" style:font-size-asian="10.5pt" style:font-weight-asian="bold" style:font-size-complex="10.5pt" fo:background-color="#ffffff"/>
    </style:style>
    <style:style style:name="T5" style:family="text">
      <style:text-properties fo:color="#4d5156" fo:font-size="10.5pt" fo:font-weight="bold" style:font-size-asian="10.5pt" style:font-weight-asian="bold" style:font-size-complex="10.5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BDDr</text:span></text:p>
      <text:p text:style-name="Standard"/>
      <text:p text:style-name="Standard">Modélisation Entité Association</text:p>
      <text:p text:style-name="Standard">Les entités sont les tables</text:p>
      <text:p text:style-name="Standard">Les associations sont les relations entretenues par ces tables</text:p>
      <text:p text:style-name="Standard"/>
      <text:p text:style-name="Standard">Transactions par le SQL et journalisation</text:p>
      <text:p text:style-name="Standard">Intégrités</text:p>
      <text:p text:style-name="Standard"/>
      <text:p text:style-name="Standard">L’inconvénient des BDDr est la vitesse de traitement dès que l’on atteint un certain volume de données.</text:p>
      <text:p text:style-name="Standard"/>
      <text:p text:style-name="Standard"><text:span text:style-name="T1">NoSQL</text:span></text:p>
      <text:p text:style-name="Standard"/>
      <text:p text:style-name="Standard">Vol de données et vitesse + grands</text:p>
      <text:p text:style-name="Standard">Modèle de données (XML avec XQuery, graphe Neo4 , triplets SPARQL) </text:p>
      <text:p text:style-name="Standard">Stockage de données Clé-Val, orientés Doc MongoDB, orientés colonnes Google BigTable</text:p>
      <text:p text:style-name="Standard"/>
      <text:p text:style-name="Standard"><text:span text:style-name="T1">inconv</text:span>:</text:p>
      <text:p text:style-name="Standard">Requetes limitées</text:p>
      <text:p text:style-name="Standard"/>
      <text:p text:style-name="Standard"><text:soft-page-break/><text:span text:style-name="T1">NewSQL</text:span>: Google Spanner, CLustrix, VoltDB (Memoire vive totalement asynchrone)</text:p>
      <text:p text:style-name="Standard"/>
      <text:p text:style-name="Standard">Perf sup</text:p>
      <text:p text:style-name="Standard"/>
      <text:p text:style-name="Standard"/>
      <text:p text:style-name="Standard">NoSQL Not Only SQL</text:p>
      <text:p text:style-name="Standard">Google MAPS =&gt; NoSQL Graphe</text:p>
      <text:p text:style-name="Standard"/>
      <text:p text:style-name="Standard">Famille des NoSQL à lister</text:p>
      <text:p text:style-name="Standard"/>
      <text:p text:style-name="Standard">3 groupes de SGBD</text:p>
      <text:p text:style-name="Standard"/>
      <text:p text:style-name="Standard">Relationnel ne permet pas de stocker des volumes énormes</text:p>
      <text:p text:style-name="Standard"/>
      <text:p text:style-name="Standard">Mooc = <text:span text:style-name="T2">Massive Open Online Course</text:span></text:p>
      <text:p text:style-name="Standard"><text:span text:style-name="T2">SGBD = Système de Gestion de Bases de Données </text:span></text:p>
      <text:p text:style-name="Standard"><text:span text:style-name="T2">DBMS = Database Management System</text:span></text:p>
      <text:p text:style-name="P1"/>
      <text:p text:style-name="P1"/>
      <text:p text:style-name="P2"><text:span text:style-name="T3">Présentation</text:span></text:p>
      <text:p text:style-name="P1"/>
      <text:p text:style-name="Standard"><text:span text:style-name="T2">SGBD (</text:span></text:p>
      <text:p text:style-name="P3"><text:span text:style-name="T2">Interfaces =&gt; Station de travail</text:span></text:p>
      <text:p text:style-name="Standard"><text:span text:style-name="T2"><text:s/><text:tab/>Traitement =&gt; Langage de programmation</text:span></text:p>
      <text:p text:style-name="P3"><text:span text:style-name="T2">Données =&gt; Base de données</text:span></text:p>
      <text:p text:style-name="P3"><text:span text:style-name="T2">)</text:span></text:p>
      <text:p text:style-name="P5"/>
      <text:p text:style-name="P4"><text:span text:style-name="T5">SGBD relationnels classiques</text:span></text:p>
      <text:p text:style-name="P4"><text:span text:style-name="T2"><text:tab/>BD centralisée (Distribuée sur un serveur unique)</text:span></text:p>
      <text:p text:style-name="P4"><text:span text:style-name="T2"><text:tab/>Contrainte en taille des données et d’homogénéïté (un champ doit ếtre ajouté pour toute les lignes)</text:span></text:p>
      <text:p text:style-name="P4"><text:span text:style-name="T2"><text:tab/></text:span></text:p>
      <text:p text:style-name="P5"/>
      <text:p text:style-name="P4"><text:span text:style-name="T2">Oracle =&gt; PostGreSQL en libre</text:span></text:p>
      <text:p text:style-name="P4"><text:span text:style-name="T2">SQL Server</text:span></text:p>
      <text:p text:style-name="P5"/>
      <text:p text:style-name="P4"><text:span text:style-name="T5">Forces des SGBD rel classiques</text:span></text:p>
      <text:p text:style-name="P6"/>
      <text:p text:style-name="P4"><text:span text:style-name="T2">Independances du modèle de données et structures de stockage (index)</text:span></text:p>
      <text:p text:style-name="P4"><text:span text:style-name="T2">et requetes déclaratives+exécution</text:span></text:p>
      <text:p text:style-name="P5"/>
      <text:p text:style-name="P4"><text:soft-page-break/><text:span text:style-name="T2">Requetes complexes (on peut tout faire en manipulation) les requetes de tableurs ont été implémentées chez Oracle et postgreSQL</text:span></text:p>
      <text:p text:style-name="P5"/>
      <text:p text:style-name="P4"><text:span text:style-name="T2">Projets stables</text:span></text:p>
      <text:p text:style-name="P5"/>
      <text:p text:style-name="P4"><text:span text:style-name="T2">Contraintes d’intégrité =&gt; gestion de clés qui permettent de vérif de ne faire n’importe quoi =&gt; Prot de la BDD</text:span></text:p>
      <text:p text:style-name="P5"/>
      <text:p text:style-name="P4"><text:span text:style-name="T2">Gestion efficace des vol de données (suffisant à l’échelle d’entreprises mais pas de Google par ex)</text:span></text:p>
      <text:p text:style-name="P5"/>
      <text:p text:style-name="P4"><text:span text:style-name="T2">Transactions (gestion de compte type LDAP</text:span></text:p>
      <text:p text:style-name="P4"><text:span text:style-name="T2">Gestion de la concurrence =&gt; en utilisation de la base, celle ci est protégée en cas de forte utilisation)</text:span></text:p>
      <text:p text:style-name="P5"/>
      <text:p text:style-name="P4"><text:span text:style-name="T5">Propriété ACID</text:span></text:p>
      <text:p text:style-name="P4"><text:span text:style-name="T2">Atomicité =&gt; ne pas corrompre la BDD lors de fortes utilisations <text:s/></text:span></text:p>
      <text:p text:style-name="P4"><text:span text:style-name="T2">Cohérence =&gt; quand une requêtes n’est pas pertinente, elle est refusée</text:span></text:p>
      <text:p text:style-name="P4"><text:span text:style-name="T2">Isolation =&gt; pile d’execution lors de multiples requetes </text:span></text:p>
      <text:p text:style-name="P4"><text:span text:style-name="T2">Durabilité =&gt; une <text:s/>fois les tables crées, les données sont stables</text:span></text:p>
      <text:p text:style-name="P7"><text:span text:style-name="T4">Faiblesses des SGBD rel classiques</text:span></text:p>
      <text:p text:style-name="P5"/>
      <text:p text:style-name="P4"><text:span text:style-name="T2">Incapable de gérer le péta octets de données</text:span></text:p>
      <text:p text:style-name="P5"/>
      <text:p text:style-name="P4"><text:span text:style-name="T2">Impossible de gérer des débits extrêmes (met en queue fil d’attente)</text:span></text:p>
      <text:p text:style-name="P5"/>
      <text:p text:style-name="P4"><text:span text:style-name="T2">Peu adapté au stockage de certains types de données (faiblement structurées ou semi-structurées)</text:span></text:p>
      <text:p text:style-name="P5"/>
      <text:p text:style-name="P4"><text:span text:style-name="T2">Les propriété ACID entraînent de surcoûts en latence, accès disque tps CPU</text:span></text:p>
      <text:p text:style-name="P5"/>
      <text:p text:style-name="P4"><text:span text:style-name="T4">NoSQL</text:span></text:p>
      <text:p text:style-name="P6"/>
      <text:p text:style-name="P5"/>
      <text:p text:style-name="P4"><text:span text:style-name="T2">Les contrôles (verrous) sont enlevés pour éviter le ralentissement de l'exécution</text:span></text:p>
      <text:p text:style-name="P6"/>
      <text:p text:style-name="P4"><text:span text:style-name="T2">Fonctionnalités recherchées de modèle différents pour la perf extrême</text:span></text:p>
      <text:p text:style-name="P5"/>
      <text:p text:style-name="P4"><text:span text:style-name="T2">Fonctionnalité ACID abandonnées pour une question de vitesse ainsi que la complexité des requêtes</text:span></text:p>
      <text:p text:style-name="P5"/>
      <text:p text:style-name="P4"><text:span text:style-name="T2">Maintenance de la BDD plus rude</text:span></text:p>
      <text:p text:style-name="P5"/>
      <text:p text:style-name="P4"><text:soft-page-break/><text:span text:style-name="T4">Syst avec modèle de données différent </text:span><text:span text:style-name="T2">(pour le NoSQL, ds la colonne Requêtes qui peut être remplacé par Langage)</text:span></text:p>
      <text:p text:style-name="P5"/>
      <text:p text:style-name="P4"><text:span text:style-name="T2">Requetes complexes, modèle de données non relationnel</text:span></text:p>
      <text:p text:style-name="P5"/>
      <text:p text:style-name="P4"><text:span text:style-name="T2">XML =&gt; données stockées sous forme d’arborescence (on remplace l’indexation) </text:span></text:p>
      <text:p text:style-name="P4"><text:span text:style-name="T2">Objet =&gt; Approche des langages de programmation</text:span></text:p>
      <text:p text:style-name="P4"><text:span text:style-name="T2">Graph =&gt; googleMAPS par ex en ML, arbres généalogiques</text:span></text:p>
      <text:p text:style-name="P4"><text:span text:style-name="T2">Triplets =&gt; SPARQL problématique du web (sémantique, ...)</text:span></text:p>
      <text:p text:style-name="P5"/>
      <text:p text:style-name="P4"><text:span text:style-name="T5">Fun-mooc à voir =&gt; Web sémantique (comment on distribue des données)</text:span></text:p>
      <text:p text:style-name="P5"/>
      <text:p text:style-name="P4"><text:span text:style-name="T4">Systèmes Clé-Valeur</text:span></text:p>
      <text:p text:style-name="P4"><text:span text:style-name="T2"><text:tab/></text:span></text:p>
      <text:p text:style-name="P4"><text:span text:style-name="T2">Requêtes très simples Get Put</text:span></text:p>
      <text:p text:style-name="P5"/>
      <text:p text:style-name="P4"><text:span text:style-name="T2">Faible latence et débit très élevé</text:span></text:p>
      <text:p text:style-name="P5"/>
      <text:p text:style-name="P4"><text:span text:style-name="T4">Syst orientés doc </text:span><text:span text:style-name="T2">( </text:span></text:p>
      <text:p text:style-name="P5"/>
      <text:p text:style-name="P4"><text:span text:style-name="T4">Syst orientés colonnes</text:span><text:span text:style-name="T3"> (</text:span><text:span text:style-name="T2">Google Big Table, cassandra, hbase, vertica)</text:span></text:p>
      <text:p text:style-name="P5"/>
      <text:p text:style-name="P4"><text:soft-page-break/><text:span text:style-name="T2">On ne gère plus cette notion de champs vides</text:span></text:p>
      <text:p text:style-name="P4"><text:span text:style-name="T2">Solution pour des volumes de données énormes (très peu utilisés)</text:span></text:p>
      <text:p text:style-name="P4"><text:span text:style-name="T4">NewSQL </text:span><text:span text:style-name="T2">(en recherche…)</text:span></text:p>
      <text:p text:style-name="P5"/>
      <text:p text:style-name="P4"><text:span text:style-name="T2">On fait le mix entre les perf du noSQL et la sécurité du relationnel</text:span></text:p>
      <text:p text:style-name="P5"/>
      <text:p text:style-name="P4"><text:span text:style-name="T2">Langages de requête riches (jointure, agrégation)</text:span></text:p>
      <text:p text:style-name="P4"><text:span text:style-name="T2">Conforme à ACID</text:span></text:p>
      <text:p text:style-name="P5"/>
      <text:p text:style-name="P4"><text:span text:style-name="T2">Tout est géré en RAM (mémoire les plus rapides)</text:span></text:p>
      <text:p text:style-name="P5"/>
      <text:p text:style-name="P4"><text:span text:style-name="T2">Gestion de concurrence sans verrou pour gagner du temps</text:span></text:p>
      <text:p text:style-name="P5"/>
      <text:p text:style-name="P4"><text:span text:style-name="T2">Distribué mais sans partage d’info</text:span></text:p>
      <text:p text:style-name="P5"/>
      <text:p text:style-name="P4"><text:span text:style-name="T4">Dans quel cas choisir SGBD non classique</text:span></text:p>
      <text:p text:style-name="P5"/>
      <text:p text:style-name="P4"><text:span text:style-name="T2">Debit extreme et latence reduites</text:span></text:p>
      <text:p text:style-name="P4"><text:span text:style-name="T2">Volume de données extrême</text:span></text:p>
      <text:p text:style-name="P4"><text:span text:style-name="T2">Quand le modèle relationnel et SQL se prêtent mal </text:span></text:p>
      <text:p text:style-name="P4"><text:span text:style-name="T2">Quand les perf SGBD classiques sont insuffisantes</text:span></text:p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8" meta:paragraph-count="86" meta:word-count="615" meta:character-count="3905" meta:non-whitespace-character-count="3359"/>
    <meta:generator>LibreOfficeDev/6.0.5.2$Linux_X86_64 LibreOffice_project/</meta:generator>
  </office:meta>
</office:document-meta>
</file>